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1e3738"/>
    </style:style>
    <style:style style:name="P2" style:family="paragraph" style:parent-style-name="Text_20_body_20__28_user_29_">
      <style:paragraph-properties fo:margin-top="0cm" fo:margin-bottom="0.247cm" loext:contextual-spacing="false" fo:line-height="115%"/>
      <style:text-properties officeooo:paragraph-rsid="001e3738"/>
    </style:style>
    <style:style style:name="P3" style:family="paragraph" style:parent-style-name="Text_20_body_20__28_user_29_">
      <style:text-properties officeooo:paragraph-rsid="001e3738"/>
    </style:style>
    <style:style style:name="P4" style:family="paragraph" style:parent-style-name="Text_20_body_20__28_user_29_">
      <style:text-properties officeooo:paragraph-rsid="001e3738"/>
    </style:style>
    <style:style style:name="P5" style:family="paragraph" style:parent-style-name="Text_20_body_20__28_user_29_">
      <style:text-properties officeooo:rsid="00241088" officeooo:paragraph-rsid="00241088"/>
    </style:style>
    <style:style style:name="P6" style:family="paragraph" style:parent-style-name="Text_20_body_20__28_user_29_" style:list-style-name="WWNum1">
      <style:text-properties fo:font-weight="normal" officeooo:rsid="001fe446" officeooo:paragraph-rsid="00255dab" style:font-weight-asian="normal" style:font-weight-complex="normal"/>
    </style:style>
    <style:style style:name="P7" style:family="paragraph" style:parent-style-name="Text_20_body_20__28_user_29_" style:list-style-name="WWNum1">
      <style:text-properties officeooo:paragraph-rsid="00255dab"/>
    </style:style>
    <style:style style:name="P8" style:family="paragraph" style:parent-style-name="Text_20_body_20__28_user_29_">
      <style:text-properties officeooo:paragraph-rsid="00255dab"/>
    </style:style>
    <style:style style:name="P9" style:family="paragraph" style:parent-style-name="Heading_20_1">
      <style:text-properties officeooo:rsid="00241088" officeooo:paragraph-rsid="00241088"/>
    </style:style>
    <style:style style:name="P10" style:family="paragraph" style:parent-style-name="Heading_20_1">
      <style:text-properties officeooo:paragraph-rsid="001e3738"/>
    </style:style>
    <style:style style:name="P11" style:family="paragraph" style:parent-style-name="Heading_20_1">
      <style:text-properties officeooo:paragraph-rsid="001fe446"/>
    </style:style>
    <style:style style:name="P12" style:family="paragraph" style:parent-style-name="Heading_20_2">
      <style:text-properties officeooo:paragraph-rsid="00255dab"/>
    </style:style>
    <style:style style:name="T1" style:family="text">
      <style:text-properties fo:color="#000000" style:font-name="Open Sans" fo:font-size="9.5pt" style:font-size-asian="9.5pt"/>
    </style:style>
    <style:style style:name="T2" style:family="text">
      <style:text-properties fo:color="#000000" style:font-name="Open Sans" fo:font-size="9.5pt" fo:background-color="#ffffff" loext:char-shading-value="0" style:font-size-asian="9.5pt"/>
    </style:style>
    <style:style style:name="T3" style:family="text">
      <style:text-properties fo:color="#000000" style:font-name="Open Sans" fo:font-size="9.5pt" fo:font-style="italic" style:font-size-asian="9.5pt" style:font-style-asian="italic"/>
    </style:style>
    <style:style style:name="T4" style:family="text">
      <style:text-properties fo:color="#2b579a" style:font-name="Open Sans" fo:font-size="9.5pt" fo:background-color="#ffffff" loext:char-shading-value="0" style:font-size-asian="9.5pt"/>
    </style:style>
    <style:style style:name="T5" style:family="text">
      <style:text-properties style:text-position="super 58%"/>
    </style:style>
    <style:style style:name="T6" style:family="text">
      <style:text-properties officeooo:rsid="00255dab"/>
    </style:style>
    <style:style style:name="T7" style:family="text">
      <style:text-properties fo:font-weight="bold" officeooo:rsid="001fe44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7">Introduction</text:span></text:h>
      <text:h text:style-name="P12" text:outline-level="2">Aim</text:h>
      <text:p text:style-name="P8"><text:span text:style-name="T6">The aim of this project is to</text:span> provide an AI that can learn to play Magic: The Gathering such that it provides a fun, challenging, and valuable opponent for human players.</text:p>
      <text:h text:style-name="P12" text:outline-level="2">Objectives</text:h>
      <text:list xml:id="list3727916835" text:style-name="WWNum1">
        <text:list-item>
          <text:p text:style-name="P7">To produce an AI capable of playing a game of Magic: The Gathering</text:p>
        </text:list-item>
        <text:list-item>
          <text:p text:style-name="P7">The AI should be able to assess the current game state, and evaluate possible moves based upon this assessment.</text:p>
        </text:list-item>
        <text:list-item>
          <text:p text:style-name="P7">The AI should choose what it considers the most favourable move from this evaluation.</text:p>
        </text:list-item>
        <text:list-item>
          <text:p text:style-name="P6">The AI should be able to “learn” from playing games, and become gradually better performing.</text:p>
        </text:list-item>
      </text:list>
      <text:h text:style-name="P1" text:outline-level="1">Background and Motivation</text:h>
      <text:p text:style-name="P3">There has been a recent surge in studies looking at developing learning AIs for games, both digital and physical. Some good examples of this are AlphaGo<text:span text:style-name="T5">[1]</text:span> for the board game Go, as well as Deep Blue<text:span text:style-name="T5">[2]</text:span> for Chess; an example of a digital game AI is OpenAI Five<text:span text:style-name="T5">[3]</text:span> for the video game Dota 2. These AI are developed with different pursuits in mind, but most look into training AI for real world application, using game contexts as substitutes due to their complex states and decision making requirements.</text:p>
      <text:p text:style-name="P3">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3">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P3">Recent studies have shown that MtG is Turing Complete<text:span text:style-name="T5">[4]</text:span>; this is not directly relevant to developing an AI for the game, but it does mean that MtG is more computationally complex<text:span text:style-name="T5">[4]</text:span> than Chess and Go, and speculated to be the most computationally complex game in literature<text:span text:style-name="T5">[4]</text:span>. <text:s/>The cards required to induce a Turing machine state in the game will likely not be used in this project, due to complexity issues, as well as being an unrealistic scenario. However, the ability to prove MtG is Turing Complete shows the robustness of the game’s logic.</text:p>
      <text:p text:style-name="P3"><text:soft-page-break/>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agic<text:span text:style-name="T5">[7]</text:span>,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p>
      <text:p text:style-name="P3">A lot of game AIs use various types of decision trees in combination with neural networks including AlphaGo, Deep Blue, and others<text:span text:style-name="T5">[6][8]</text:span>. This is the approach I will likely be taking, using tree search to determine what neural network is appropriate for the current game state. The most challenging aspect of this project would be defining appropriate inputs and structure for the neural network(s).</text:p>
      <text:h text:style-name="P9" text:outline-level="1">Related Work</text:h>
      <text:p text:style-name="P5"/>
      <text:h text:style-name="P9" text:outline-level="1">Description of the Work</text:h>
      <text:p text:style-name="P5"/>
      <text:h text:style-name="P9" text:outline-level="1">Methodology</text:h>
      <text:p text:style-name="P5"/>
      <text:h text:style-name="P9" text:outline-level="1">Design</text:h>
      <text:p text:style-name="P5"/>
      <text:h text:style-name="P9" text:outline-level="1">Implementation</text:h>
      <text:p text:style-name="P5"/>
      <text:h text:style-name="Heading_20_1" text:outline-level="1">Progress</text:h>
      <text:h text:style-name="P1" text:outline-level="1">Bibliography</text:h>
      <text:p text:style-name="P3">[1] <text:span text:style-name="T1">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 text:style-name="T3">Nature</text:span><text:span text:style-name="T1">, 529(7587), pp.484-489.</text:span></text:p>
      <text:p text:style-name="P3">[2] <text:span text:style-name="T1">Campbell, M., Hoane, A. and Hsu, F. (2002). Deep Blue. </text:span><text:span text:style-name="T3">Artificial Intelligence</text:span><text:span text:style-name="T1">, 134(1-2), pp.57-83.</text:span></text:p>
      <text:p text:style-name="P3">[3] <text:span text:style-name="T1">OpenAI. (2019). </text:span><text:span text:style-name="T3">OpenAI Five</text:span><text:span text:style-name="T1">. [online] Available at: </text:span><text:a xlink:type="simple" xlink:href="https://openai.com/blog/openai-five/" text:style-name="ListLabel_20_4" text:visited-style-name="ListLabel_20_4"><text:span text:style-name="ListLabel_20_1"><text:span text:style-name="T4">https://openai.com/blog/openai-five/</text:span></text:span></text:a><text:span text:style-name="T2"> </text:span><text:span text:style-name="T1">[Accessed 9 Oct. 2019].</text:span></text:p>
      <text:p text:style-name="P3">[4] <text:span text:style-name="T1">Churchill, A., Biderman, S. and Herrick, A. (2019). Magic the Gathering is Turing Complete. [online] Available at: </text:span><text:a xlink:type="simple" xlink:href="https://arxiv.org/abs/1904.09828" text:style-name="ListLabel_20_4" text:visited-style-name="ListLabel_20_4"><text:span text:style-name="ListLabel_20_1"><text:span text:style-name="T4">https://arxiv.org/abs/1904.09828</text:span></text:span></text:a><text:span text:style-name="T2"> </text:span><text:span text:style-name="T1">[Accessed 9 Oct. 2019].</text:span></text:p>
      <text:p text:style-name="P3">[5] <text:span text:style-name="T1">Slightlymagic.net. (2019). </text:span><text:span text:style-name="T3">Forge - Slightly Magic</text:span><text:span text:style-name="T1">. [online] Available at:  </text:span><text:a xlink:type="simple" xlink:href="https://www.slightlymagic.net/wiki/Forge" text:style-name="ListLabel_20_4" text:visited-style-name="ListLabel_20_4"><text:span text:style-name="ListLabel_20_1"><text:span text:style-name="T4">https://www.slightlymagic.net/wiki/Forge</text:span></text:span></text:a><text:span text:style-name="T2"> </text:span><text:span text:style-name="T1">[Accessed 9 Oct. 2019].</text:span></text:p>
      <text:p text:style-name="P3"><text:soft-page-break/>[6] <text:span text:style-name="T1">Barratt, J. and Pan, C. (2017). Playing Go without Game Tree Search Using Convolutional Neural Networks. [online] Available at: </text:span><text:a xlink:type="simple" xlink:href="http://cs231n.stanford.edu/reports/2017/pdfs/603.pdf" text:style-name="ListLabel_20_4" text:visited-style-name="ListLabel_20_4"><text:span text:style-name="ListLabel_20_1"><text:span text:style-name="T4">http://cs231n.stanford.edu/reports/2017/pdfs/603.pdf</text:span></text:span></text:a><text:span text:style-name="T2"> </text:span><text:span text:style-name="T1">[Accessed 16 Oct. 2019].</text:span></text:p>
      <text:p text:style-name="P3">[7] <text:span text:style-name="T1">Ward, C. and Cowling, P. (2009). Monte Carlo Search Applied to Card Selection in Magic: The Gathering. [online] Available at: </text:span><text:a xlink:type="simple" xlink:href="https://web.archive.org/web/20160528074031/http:/scim.brad.ac.uk/staff/pdf/picowlin/CIG2009.pdf" text:style-name="ListLabel_20_4" text:visited-style-name="ListLabel_20_4"><text:span text:style-name="ListLabel_20_1"><text:span text:style-name="T4">https://web.archive.org/web/20160528074031/http://scim.brad.ac.uk/staff/pdf/picowlin/CIG2009.pdf</text:span></text:span></text:a><text:span text:style-name="T2"> </text:span><text:span text:style-name="T1">[Accessed 16 Oct. 2019].</text:span></text:p>
      <text:p text:style-name="P2">[8] <text:span text:style-name="T1">Silver, D. and Huang, A. (2012). Mastering the Game of Go with Deep Neural Networks and Tree Search. [online] Available at: </text:span><text:a xlink:type="simple" xlink:href="http://www0.cs.ucl.ac.uk/staff/d.silver/web/Publications_files/unformatted_final_mastering_go.pdf" text:style-name="ListLabel_20_4" text:visited-style-name="ListLabel_20_4"><text:span text:style-name="ListLabel_20_1"><text:span text:style-name="T4">http://www0.cs.ucl.ac.uk/staff/d.silver/web/Publications_files/unformatted_final_mastering_go.pdf</text:span></text:span></text:a><text:span text:style-name="T2"> </text:span><text:span text:style-name="T1">[Accessed 16 Oct.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fo:font-weight="bold" style:font-weight-asian="bold" style:font-weight-complex="bold"/>
    </style:style>
    <style:style style:name="ListLabel_20_1" style:display-name="ListLabel 1" style:family="text">
      <style:text-properties fo:color="#2b579a" style:font-name="Open Sans" fo:font-family="'Open Sans'" style:font-family-generic="roman" style:font-pitch="variable" fo:font-size="9.5pt" fo:background-color="#ffffff" style:font-size-asian="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2b579a" style:font-name="Open Sans" fo:font-family="'Open Sans'" style:font-family-generic="roman" style:font-pitch="variable" fo:font-size="9.5pt" fo:background-color="#ffffff"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9:38:14.638000000</meta:creation-date>
    <meta:generator>LibreOffice/6.1.2.1$Windows_X86_64 LibreOffice_project/65905a128db06ba48db947242809d14d3f9a93fe</meta:generator>
    <dc:date>2019-11-30T19:27:41.155000000</dc:date>
    <meta:editing-duration>PT8H49M16S</meta:editing-duration>
    <meta:editing-cycles>4</meta:editing-cycles>
    <meta:document-statistic meta:table-count="0" meta:image-count="0" meta:object-count="0" meta:page-count="3" meta:paragraph-count="30" meta:word-count="869" meta:character-count="5567" meta:non-whitespace-character-count="4728"/>
  </office:meta>
</office:document-meta>
</file>